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loc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loc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Di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quipment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Field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Field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2.1008in" svg:x="2.9374in" svg:y="25.0094in" draw:caption-point-x="-0.2402in" draw:caption-point-y="0.5945in">
              <dc:date>2023-03-04T00:00:00</dc:date>
              <text:p text:style-name="P1"><text:span text:style-name="T1">OnExecuteAttack and onReceiveAttack series also handles the "destroy card" effects. Be wary of the ATKSRC_NIL and dmg value up to 999 that represents that effect.</text:span></text:p>
            </office:annotation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Equip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onOpponentEquip</text:span>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2" draw:text-style-name="P2" svg:width="1.1413in" svg:height="1.0122in" svg:x="2.9374in" svg:y="43.1091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2" draw:text-style-name="P2" svg:width="1.1413in" svg:height="1.0122in" svg:x="2.9374in" svg:y="43.287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formula="of:=CONCATENATE(&quot;POINTCUTS: &quot;;COUNTIF([.A1:.A298];&quot;.*&quot;))" office:value-type="string" office:string-value="POINTCUTS: 233" calcext:value-type="string">
            <text:p>POINTCUTS: 233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11:45:58.26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8H17M36S</meta:editing-duration>
    <meta:editing-cycles>100</meta:editing-cycles>
    <meta:generator>LibreOffice/7.2.1.2$Windows_X86_64 LibreOffice_project/87b77fad49947c1441b67c559c339af8f3517e22</meta:generator>
    <dc:date>2023-03-13T11:46:49.630000000</dc:date>
    <meta:document-statistic meta:table-count="3" meta:cell-count="586" meta:object-count="0"/>
    <meta:user-defined meta:name="Info 1"/>
    <meta:user-defined meta:name="Info 2"/>
    <meta:user-defined meta:name="Info 3"/>
    <meta:user-defined meta:name="Info 4"/>
  </office:meta>
</office:document-meta>
</file>